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Preformatted_20_Text">
      <style:text-properties officeooo:rsid="001a31f9" officeooo:paragraph-rsid="001a31f9"/>
    </style:style>
    <style:style style:name="P2" style:family="paragraph" style:parent-style-name="Preformatted_20_Text">
      <style:text-properties fo:font-weight="bold" officeooo:rsid="001a31f9" officeooo:paragraph-rsid="001a31f9" style:font-weight-asian="bold" style:font-weight-complex="bold"/>
    </style:style>
    <style:style style:name="P3" style:family="paragraph" style:parent-style-name="Preformatted_20_Text">
      <style:paragraph-properties fo:margin-left="0.4925in" fo:margin-right="0in" fo:text-indent="0in" style:auto-text-indent="false"/>
      <style:text-properties fo:font-weight="bold" officeooo:rsid="001a31f9" officeooo:paragraph-rsid="001a31f9" style:font-weight-asian="bold" style:font-weight-complex="bold"/>
    </style:style>
    <style:style style:name="P4" style:family="paragraph" style:parent-style-name="Preformatted_20_Text">
      <style:paragraph-properties fo:margin-left="0.4925in" fo:margin-right="0in" fo:text-indent="0in" style:auto-text-indent="false"/>
      <style:text-properties fo:font-weight="normal" officeooo:rsid="001a31f9" officeooo:paragraph-rsid="001a31f9" style:font-weight-asian="normal" style:font-weight-complex="normal"/>
    </style:style>
    <style:style style:name="P5" style:family="paragraph" style:parent-style-name="Preformatted_20_Text">
      <style:paragraph-properties fo:margin-left="0.4925in" fo:margin-right="0in" fo:text-indent="0in" style:auto-text-indent="false"/>
      <style:text-properties fo:font-weight="normal" officeooo:rsid="001c53b2" officeooo:paragraph-rsid="001e39b2" style:font-weight-asian="normal" style:font-weight-complex="normal"/>
    </style:style>
    <style:style style:name="P6" style:family="paragraph" style:parent-style-name="Preformatted_20_Text">
      <style:paragraph-properties fo:margin-left="0.4925in" fo:margin-right="0in" fo:text-indent="0in" style:auto-text-indent="false"/>
      <style:text-properties fo:font-weight="normal" officeooo:rsid="002132ce" officeooo:paragraph-rsid="002132ce" style:font-weight-asian="normal" style:font-weight-complex="normal"/>
    </style:style>
    <style:style style:name="P7" style:family="paragraph" style:parent-style-name="Preformatted_20_Text">
      <style:paragraph-properties fo:margin-left="0.4925in" fo:margin-right="0in" fo:text-indent="0in" style:auto-text-indent="false"/>
      <style:text-properties fo:font-weight="normal" officeooo:rsid="0023c43b" officeooo:paragraph-rsid="002ed1ed" style:font-weight-asian="normal" style:font-weight-complex="normal"/>
    </style:style>
    <style:style style:name="P8" style:family="paragraph" style:parent-style-name="Preformatted_20_Text">
      <style:paragraph-properties fo:margin-left="0.4925in" fo:margin-right="0in" fo:text-indent="0in" style:auto-text-indent="false"/>
      <style:text-properties fo:font-weight="normal" officeooo:rsid="0023c43b" officeooo:paragraph-rsid="00337933" style:font-weight-asian="normal" style:font-weight-complex="normal"/>
    </style:style>
    <style:style style:name="P9" style:family="paragraph" style:parent-style-name="Preformatted_20_Text">
      <style:paragraph-properties fo:margin-left="0.4925in" fo:margin-right="0in" fo:text-indent="0in" style:auto-text-indent="false"/>
      <style:text-properties fo:font-weight="normal" officeooo:rsid="0024017a" officeooo:paragraph-rsid="0024017a" style:font-weight-asian="normal" style:font-weight-complex="normal"/>
    </style:style>
    <style:style style:name="P10" style:family="paragraph" style:parent-style-name="Preformatted_20_Text">
      <style:paragraph-properties fo:margin-left="0.4925in" fo:margin-right="0in" fo:text-indent="0in" style:auto-text-indent="false"/>
      <style:text-properties fo:font-weight="bold" officeooo:rsid="001c53b2" officeooo:paragraph-rsid="001c53b2" style:font-weight-asian="bold" style:font-weight-complex="bold"/>
    </style:style>
    <style:style style:name="P11" style:family="paragraph" style:parent-style-name="Preformatted_20_Text">
      <style:paragraph-properties fo:margin-left="0.4925in" fo:margin-right="0in" fo:text-indent="0in" style:auto-text-indent="false"/>
      <style:text-properties fo:font-weight="bold" officeooo:rsid="001f4581" officeooo:paragraph-rsid="001f4581" style:font-weight-asian="bold" style:font-weight-complex="bold"/>
    </style:style>
    <style:style style:name="P12" style:family="paragraph" style:parent-style-name="Preformatted_20_Text">
      <style:paragraph-properties fo:margin-left="0.4925in" fo:margin-right="0in" fo:text-indent="0in" style:auto-text-indent="false"/>
      <style:text-properties fo:font-weight="bold" officeooo:rsid="002132ce" officeooo:paragraph-rsid="002132ce" style:font-weight-asian="bold" style:font-weight-complex="bold"/>
    </style:style>
    <style:style style:name="P13" style:family="paragraph" style:parent-style-name="Preformatted_20_Text">
      <style:paragraph-properties fo:margin-left="0in" fo:margin-right="0in" fo:text-indent="0in" style:auto-text-indent="false"/>
      <style:text-properties fo:font-weight="bold" officeooo:rsid="0024017a" officeooo:paragraph-rsid="0024017a" style:font-weight-asian="bold" style:font-weight-complex="bold"/>
    </style:style>
    <style:style style:name="P14" style:family="paragraph" style:parent-style-name="Preformatted_20_Text">
      <style:paragraph-properties fo:margin-left="0in" fo:margin-right="0in" fo:text-indent="0in" style:auto-text-indent="false"/>
      <style:text-properties fo:font-weight="bold" officeooo:rsid="002552f9" officeooo:paragraph-rsid="002552f9" style:font-weight-asian="bold" style:font-weight-complex="bold"/>
    </style:style>
    <style:style style:name="P15" style:family="paragraph" style:parent-style-name="Preformatted_20_Text">
      <style:paragraph-properties fo:margin-left="0in" fo:margin-right="0in" fo:text-indent="0in" style:auto-text-indent="false"/>
      <style:text-properties fo:font-weight="bold" officeooo:rsid="002552f9" officeooo:paragraph-rsid="002ce1ee" style:font-weight-asian="bold" style:font-weight-complex="bold"/>
    </style:style>
    <style:style style:name="P16" style:family="paragraph" style:parent-style-name="Preformatted_20_Text">
      <style:paragraph-properties fo:margin-left="0in" fo:margin-right="0in" fo:text-indent="0in" style:auto-text-indent="false"/>
      <style:text-properties fo:font-weight="bold" officeooo:rsid="0026496f" officeooo:paragraph-rsid="0026496f" style:font-weight-asian="bold" style:font-weight-complex="bold"/>
    </style:style>
    <style:style style:name="P17" style:family="paragraph" style:parent-style-name="Preformatted_20_Text">
      <style:paragraph-properties fo:margin-left="0in" fo:margin-right="0in" fo:text-indent="0in" style:auto-text-indent="false"/>
      <style:text-properties fo:font-weight="bold" officeooo:rsid="002ce1ee" officeooo:paragraph-rsid="002ce1ee" style:font-weight-asian="bold" style:font-weight-complex="bold"/>
    </style:style>
    <style:style style:name="P18" style:family="paragraph" style:parent-style-name="Preformatted_20_Text">
      <style:paragraph-properties fo:margin-left="0.4925in" fo:margin-right="0in" fo:text-indent="0in" style:auto-text-indent="false"/>
      <style:text-properties fo:font-weight="normal" officeooo:rsid="0026496f" officeooo:paragraph-rsid="0026496f" style:font-weight-asian="normal" style:font-weight-complex="normal"/>
    </style:style>
    <style:style style:name="P19" style:family="paragraph" style:parent-style-name="Preformatted_20_Text">
      <style:paragraph-properties fo:margin-left="0.4925in" fo:margin-right="0in" fo:text-indent="0in" style:auto-text-indent="false"/>
      <style:text-properties fo:font-weight="normal" officeooo:rsid="00271228" officeooo:paragraph-rsid="00271228" style:font-weight-asian="normal" style:font-weight-complex="normal"/>
    </style:style>
    <style:style style:name="P20" style:family="paragraph" style:parent-style-name="Preformatted_20_Text">
      <style:paragraph-properties fo:margin-left="0.4925in" fo:margin-right="0in" fo:text-indent="0in" style:auto-text-indent="false"/>
      <style:text-properties fo:font-weight="normal" officeooo:rsid="00271228" officeooo:paragraph-rsid="00285ea2" style:font-weight-asian="normal" style:font-weight-complex="normal"/>
    </style:style>
    <style:style style:name="P21" style:family="paragraph" style:parent-style-name="Preformatted_20_Text">
      <style:paragraph-properties fo:margin-left="0.4925in" fo:margin-right="0in" fo:text-indent="0in" style:auto-text-indent="false"/>
      <style:text-properties fo:font-weight="normal" officeooo:rsid="00271228" officeooo:paragraph-rsid="002ae5c5" style:font-weight-asian="normal" style:font-weight-complex="normal"/>
    </style:style>
    <style:style style:name="P22" style:family="paragraph" style:parent-style-name="Preformatted_20_Text">
      <style:paragraph-properties fo:margin-left="0.4925in" fo:margin-right="0in" fo:text-indent="0in" style:auto-text-indent="false"/>
      <style:text-properties fo:font-weight="bold" officeooo:rsid="0024017a" officeooo:paragraph-rsid="0024017a" style:font-weight-asian="bold" style:font-weight-complex="bold"/>
    </style:style>
    <style:style style:name="P23" style:family="paragraph" style:parent-style-name="Preformatted_20_Text">
      <style:paragraph-properties fo:margin-left="0.4925in" fo:margin-right="0in" fo:text-indent="0in" style:auto-text-indent="false"/>
      <style:text-properties fo:font-weight="bold" officeooo:rsid="0026496f" officeooo:paragraph-rsid="0026496f" style:font-weight-asian="bold" style:font-weight-complex="bold"/>
    </style:style>
    <style:style style:name="P24" style:family="paragraph" style:parent-style-name="Preformatted_20_Text">
      <style:paragraph-properties fo:margin-left="0.4925in" fo:margin-right="0in" fo:text-indent="0in" style:auto-text-indent="false"/>
      <style:text-properties fo:font-weight="bold" officeooo:rsid="0027b4d7" officeooo:paragraph-rsid="0027b4d7" style:font-weight-asian="bold" style:font-weight-complex="bold"/>
    </style:style>
    <style:style style:name="P25" style:family="paragraph" style:parent-style-name="Preformatted_20_Text">
      <style:paragraph-properties fo:margin-left="0.4925in" fo:margin-right="0in" fo:text-indent="0in" style:auto-text-indent="false"/>
      <style:text-properties fo:font-weight="bold" officeooo:rsid="002c2bfe" officeooo:paragraph-rsid="002c2bfe" style:font-weight-asian="bold" style:font-weight-complex="bold"/>
    </style:style>
    <style:style style:name="P26" style:family="paragraph" style:parent-style-name="Preformatted_20_Text">
      <style:paragraph-properties fo:margin-left="0.9846in" fo:margin-right="0in" fo:text-indent="0in" style:auto-text-indent="false"/>
      <style:text-properties fo:font-weight="normal" officeooo:rsid="001c53b2" officeooo:paragraph-rsid="001e39b2" style:font-weight-asian="normal" style:font-weight-complex="normal"/>
    </style:style>
    <style:style style:name="P27" style:family="paragraph" style:parent-style-name="Preformatted_20_Text">
      <style:paragraph-properties fo:margin-left="0.9846in" fo:margin-right="0in" fo:text-indent="0in" style:auto-text-indent="false"/>
      <style:text-properties fo:font-weight="normal" officeooo:rsid="001e39b2" officeooo:paragraph-rsid="001e39b2" style:font-weight-asian="normal" style:font-weight-complex="normal"/>
    </style:style>
    <style:style style:name="P28" style:family="paragraph" style:parent-style-name="Preformatted_20_Text">
      <style:paragraph-properties fo:margin-left="0.9846in" fo:margin-right="0in" fo:text-indent="0in" style:auto-text-indent="false"/>
      <style:text-properties fo:font-weight="normal" officeooo:rsid="001e4150" officeooo:paragraph-rsid="001e4150" style:font-weight-asian="normal" style:font-weight-complex="normal"/>
    </style:style>
    <style:style style:name="P29" style:family="paragraph" style:parent-style-name="Preformatted_20_Text">
      <style:paragraph-properties fo:margin-left="0.9846in" fo:margin-right="0in" fo:text-indent="0in" style:auto-text-indent="false"/>
      <style:text-properties fo:font-weight="bold" officeooo:rsid="001f4581" officeooo:paragraph-rsid="001f4581" style:font-weight-asian="bold" style:font-weight-complex="bold"/>
    </style:style>
    <style:style style:name="P30" style:family="paragraph" style:parent-style-name="Preformatted_20_Text">
      <style:paragraph-properties fo:margin-left="0.9846in" fo:margin-right="0in" fo:text-indent="0in" style:auto-text-indent="false"/>
      <style:text-properties fo:font-weight="bold" officeooo:rsid="00227730" officeooo:paragraph-rsid="00227730" style:font-weight-asian="bold" style:font-weight-complex="bold"/>
    </style:style>
    <style:style style:name="P31" style:family="paragraph" style:parent-style-name="Preformatted_20_Text">
      <style:paragraph-properties fo:margin-left="0.9846in" fo:margin-right="0in" fo:text-indent="0in" style:auto-text-indent="false"/>
      <style:text-properties fo:font-weight="bold" officeooo:rsid="0034346e" officeooo:paragraph-rsid="0034346e" style:font-weight-asian="bold" style:font-weight-complex="bold"/>
    </style:style>
    <style:style style:name="T1" style:family="text">
      <style:text-properties fo:font-weight="bold" style:font-weight-asian="bold" style:font-weight-complex="bold"/>
    </style:style>
    <style:style style:name="T2" style:family="text">
      <style:text-properties fo:font-weight="bold" officeooo:rsid="001e39b2" style:font-weight-asian="bold" style:font-weight-complex="bold"/>
    </style:style>
    <style:style style:name="T3" style:family="text">
      <style:text-properties fo:font-weight="normal" style:font-weight-asian="normal" style:font-weight-complex="normal"/>
    </style:style>
    <style:style style:name="T4" style:family="text">
      <style:text-properties fo:font-weight="normal" officeooo:rsid="0023c43b" style:font-weight-asian="normal" style:font-weight-complex="normal"/>
    </style:style>
    <style:style style:name="T5" style:family="text">
      <style:text-properties fo:font-weight="normal" officeooo:rsid="00337933" style:font-weight-asian="normal" style:font-weight-complex="normal"/>
    </style:style>
    <style:style style:name="T6" style:family="text">
      <style:text-properties fo:font-weight="normal" officeooo:rsid="0034346e" style:font-weight-asian="normal" style:font-weight-complex="normal"/>
    </style:style>
    <style:style style:name="T7" style:family="text">
      <style:text-properties fo:font-weight="normal" officeooo:rsid="00350642" style:font-weight-asian="normal" style:font-weight-complex="normal"/>
    </style:style>
    <style:style style:name="T8" style:family="text">
      <style:text-properties fo:font-weight="normal" officeooo:rsid="00370217" style:font-weight-asian="normal" style:font-weight-complex="normal"/>
    </style:style>
    <style:style style:name="T9" style:family="text">
      <style:text-properties officeooo:rsid="001ae868"/>
    </style:style>
    <style:style style:name="T10" style:family="text">
      <style:text-properties fo:font-style="italic" officeooo:rsid="001ae868" style:font-style-asian="italic" style:font-style-complex="italic"/>
    </style:style>
    <style:style style:name="T11" style:family="text">
      <style:text-properties officeooo:rsid="001c53b2"/>
    </style:style>
    <style:style style:name="T12" style:family="text">
      <style:text-properties officeooo:rsid="001f4581"/>
    </style:style>
    <style:style style:name="T13" style:family="text">
      <style:text-properties officeooo:rsid="002132ce"/>
    </style:style>
    <style:style style:name="T14" style:family="text">
      <style:text-properties officeooo:rsid="00227730"/>
    </style:style>
    <style:style style:name="T15" style:family="text">
      <style:text-properties officeooo:rsid="0023c43b"/>
    </style:style>
    <style:style style:name="T16" style:family="text">
      <style:text-properties officeooo:rsid="00285ea2"/>
    </style:style>
    <style:style style:name="T17" style:family="text">
      <style:text-properties officeooo:rsid="002ae5c5"/>
    </style:style>
    <style:style style:name="T18" style:family="text">
      <style:text-properties officeooo:rsid="002c2bfe"/>
    </style:style>
    <style:style style:name="T19" style:family="text">
      <style:text-properties officeooo:rsid="002ed1e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Abstract</text:p>
      <text:p text:style-name="P1"/>
      <text:p text:style-name="P2">Intro</text:p>
      <text:p text:style-name="P1"/>
      <text:p text:style-name="P2">Chapter: Johnson noise thermometry</text:p>
      <text:p text:style-name="P1">outline the basic idea and strict requirements of measuring temperature in 2D systems. Need something non-invasive, layer distinguishing, and electron/phonon distinguishing. Radiation thermometry meets all these requirements. Johnson noise is analogous to this</text:p>
      <text:p text:style-name="P1"/>
      <text:p text:style-name="P1"><text:tab/><text:span text:style-name="T1">Section: thermal noise in resistors</text:span></text:p>
      <text:p text:style-name="P4">history of Johnson-Nyquist noise. Derive voltage fluctuations historically: first thermodynamically, then fluctuation dissipation, then microscopically. <text:span text:style-name="T13">Gaussian distributed.</text:span></text:p>
      <text:p text:style-name="P4"/>
      <text:p text:style-name="P12">Section: noise in resistor networks</text:p>
      <text:p text:style-name="P6"><text:span text:style-name="T14">copy from geometric factor: What happens when we have many resistors with different R and T. When a</text:span>dding two Gaussians together you add the means and the variances. Therefore, if two resistors are in series, <text:span text:style-name="T14">their noise fluctuations combines by add their</text:span> voltage squared fluc<text:span text:style-name="T14">t</text:span>uations. <text:span text:style-name="T14">Similarly in two resistors in parallel you will add their current squared fluctuations. Introduce the concept of a Johnson noise temperature.</text:span></text:p>
      <text:p text:style-name="P6"/>
      <text:p text:style-name="P30">Subsection: resistors in series</text:p>
      <text:p text:style-name="P30"><text:span text:style-name="T3">copy from geometric factor. But include the formula for power.</text:span></text:p>
      <text:p text:style-name="P30"><text:span text:style-name="T3"/></text:p>
      <text:p text:style-name="P30">Subsection: resistors in parallel</text:p>
      <text:p text:style-name="P30"><text:span text:style-name="T3">copy from geometric factor. But include the formula for power.</text:span></text:p>
      <text:p text:style-name="P30"><text:span text:style-name="T3"/></text:p>
      <text:p text:style-name="P30">Subsection: arbitrary resistor networks</text:p>
      <text:p text:style-name="P30"><text:span text:style-name="T3">motivate the </text:span><text:span text:style-name="T4">power dissipation </text:span><text:span text:style-name="T3">formula</text:span> <text:span text:style-name="T4">for arbitrary networks.</text:span></text:p>
      <text:p text:style-name="P4"/>
      <text:p text:style-name="P3">Section: Johnson noise in <text:span text:style-name="T11">RF</text:span> circuits</text:p>
      <text:p text:style-name="P4"><text:span text:style-name="T9">derive power formulation of Johnson noise with a gamma term. argument why gamma must always be symmetric in 2 port device (transmission line in and out both terminated by R and T). </text:span><text:span text:style-name="T10">Argument why noise power must be the same for any 2 devices with same 2 port R.</text:span><text:span text:style-name="T9"> Talk about impedance matching (not necessarily specifics but in concept). </text:span>high frequency limits of Johnson noise. <text:span text:style-name="T9">Prober’s low temperature paper.</text:span></text:p>
      <text:p text:style-name="P4"/>
      <text:p text:style-name="P11">Section: <text:span text:style-name="T13">uncertainty in noise measurements.</text:span></text:p>
      <text:p text:style-name="P7"><text:span text:style-name="T16">Even noise has noise. There are 2 main areas of uncertainty in a noise measurements: The first comes from the fact that noise is stochastic and deals with h</text:span>ow well you know the variance of a Gaussian after measuring some amount of time. If the measurements you take are discrete and uncorrelated then we get the usual 1/sqrt(n) but what to do if we are measuring a continuous signal. Problem stems back to (year) (cite bell labs paper) and n is given by the time bandwidth product. </text:p>
      <text:p text:style-name="P8"><text:span text:style-name="T19">The second source of uncertainty comes from external noise sources such as amplifiers and boils down to the question of the noise you measure, what amount comes from the sample. This can be seen as a constant offset to the sample temperature Tn. Show plot of noise vs T with offset. When we extrapolate the sample temperature to zero we find an offset due to other noise sources. This external noise modifies the uncertainty equation to (noise formula). </text:span>Show plots of 2 signals with different bandwidths. Show fixed bandwidth over time.</text:p>
      <text:p text:style-name="P9"/>
      <text:p text:style-name="P10">Section: <text:span text:style-name="T15">i</text:span>mpedance matching</text:p>
      <text:p text:style-name="P5">impedance matching mesoscopic devices has a unique set of challenges: 2-<text:soft-page-break/>terminal resistance can vary significantly with gate and field, matching circuit must be constant down to cryogenic temperatures, insensitive to strong fields. </text:p>
      <text:p text:style-name="P5"/>
      <text:p text:style-name="P26"><text:span text:style-name="T2">Subsection: LC tank circuits</text:span></text:p>
      <text:p text:style-name="P27">theory of LC tank matching. Show equations for Z(f). plot real an imaginary impedance verse frequency with crossing at 50+0i. Show equations finding L and C given f0 and R. Show S11 for fixed R sweeping C. Show fixed LC sweeping R.</text:p>
      <text:p text:style-name="P28"><text:span text:style-name="T12">T</text:span>o make components temperature and field insensitive must use non ferrite. <text:span text:style-name="T12">Give component names and numbers. </text:span>Show a plot of temperature stability</text:p>
      <text:p text:style-name="P28"/>
      <text:p text:style-name="P29">Subsection: Multi-stage matching</text:p>
      <text:p text:style-name="P29"><text:span text:style-name="T3">If resistance will vary by multiple orders of magnitude (e.g. magneto resistance) multi-stage matching networks can be used. Multi-stage LC networks </text:span><text:span text:style-name="T5">allow you to cover a wider area of the resistance-frequency space </text:span><text:span text:style-name="T6">by giving you multiple solutions of Z=50</text:span><text:span text:style-name="T3">. Cell phones use many stages to capture the full range of the human voice (need source). </text:span><text:span text:style-name="T6">If the resistance of the device is fixed we can use multi-stage matching to increase the bandwidth over which we are matched. </text:span><text:span text:style-name="T3">Show real and imaginary components for single vs double stage matching </text:span><text:span text:style-name="T6">(subtract off 50 to show how these are zeros)</text:span><text:span text:style-name="T3">. </text:span><text:span text:style-name="T6">In this plot there are 2 solutions to Z = 50. </text:span><text:span text:style-name="T7">In the R-f plane this looks like <text:s/>(show color plot of solution)</text:span></text:p>
      <text:p text:style-name="P31"><text:span text:style-name="T3">However, if instead </text:span><text:span text:style-name="T7">we want to match to larger range of resistances, we can move one of these </text:span><text:span text:style-name="T8">zeros to a higher resistance. This increases the dynamic range of the matching circuit at the expense of bandwidth.</text:span></text:p>
      <text:p text:style-name="P29"><text:span text:style-name="T3"/></text:p>
      <text:p text:style-name="P25">Section: effective noise model</text:p>
      <text:p text:style-name="P22">Section: <text:span text:style-name="T18">e</text:span>ffective noise temperature</text:p>
      <text:p text:style-name="P20">The effective noise temperature <text:span text:style-name="T16">is the sum of all (unwanted) noise in your system in units of the sample noise temperature. Your signal to noise ratio is given by T/Tn</text:span></text:p>
      <text:p text:style-name="P21">includes gamma and <text:span text:style-name="T17">is integrated over all frequencies. Show formula for </text:span></text:p>
      <text:p text:style-name="P21"><text:span text:style-name="T17">In practice the frequencies integrated over are determined by filters.</text:span></text:p>
      <text:p text:style-name="P19"/>
      <text:p text:style-name="P24">Section: Calibration</text:p>
      <text:p text:style-name="P24"/>
      <text:p text:style-name="P17">Chapter: Thermal conductance</text:p>
      <text:p text:style-name="P15"/>
      <text:p text:style-name="P15">Chapter: Electronic cooling in graphene</text:p>
      <text:p text:style-name="P13"/>
      <text:p text:style-name="P14">Chapter: Experimental apparatus</text:p>
      <text:p text:style-name="P14"/>
      <text:p text:style-name="P23">Section: Janis</text:p>
      <text:p text:style-name="P23"/>
      <text:p text:style-name="P23">Section: Oxford</text:p>
      <text:p text:style-name="P23"/>
      <text:p text:style-name="P23">Section: Leiden</text:p>
      <text:p text:style-name="P14"/>
      <text:p text:style-name="P14"/>
      <text:p text:style-name="P14"/>
      <text:p text:style-name="P14">Chapter: Dirac Fluid</text:p>
      <text:p text:style-name="P14"/>
      <text:p text:style-name="P14">Chapter: Magneto-thermal transport</text:p>
      <text:p text:style-name="P14"/>
      <text:p text:style-name="P14">Conclusions</text:p>
      <text:p text:style-name="P14"/>
      <text:p text:style-name="P16">Appendix:</text:p>
      <text:p text:style-name="P16"><text:soft-page-break/></text:p>
      <text:p text:style-name="P23">A: Geometric factor</text:p>
      <text:p text:style-name="P23"/>
      <text:p text:style-name="P23">B: Total noise vs gamma</text:p>
      <text:p text:style-name="P18">In the effective noise model we care about whether the backwards noise from the amplifier is greater or lesser than the sample temperature. Show as T is raised the dependence on gamma inver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2-15T17:21:15.872901895</dc:date>
    <meta:editing-duration>PT2H45M13S</meta:editing-duration>
    <meta:editing-cycles>9</meta:editing-cycles>
    <meta:generator>LibreOffice/5.1.4.2$Linux_X86_64 LibreOffice_project/10m0$Build-2</meta:generator>
    <meta:document-statistic meta:table-count="0" meta:image-count="0" meta:object-count="0" meta:page-count="3" meta:paragraph-count="46" meta:word-count="820" meta:character-count="5218" meta:non-whitespace-character-count="4439"/>
  </office:meta>
</office:document-meta>
</file>